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df71" officeooo:paragraph-rsid="0017df71"/>
    </style:style>
    <style:style style:name="P2" style:family="paragraph" style:parent-style-name="Standard">
      <style:text-properties officeooo:rsid="0019de7b" officeooo:paragraph-rsid="0019de7b"/>
    </style:style>
    <style:style style:name="P3" style:family="paragraph" style:parent-style-name="Text_20_body">
      <style:text-properties officeooo:rsid="001b1180" officeooo:paragraph-rsid="001b1180"/>
    </style:style>
    <style:style style:name="P4" style:family="paragraph" style:parent-style-name="Preformatted_20_Text">
      <style:text-properties officeooo:rsid="000bb7ca" officeooo:paragraph-rsid="001e0ded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018d8d5"/>
    </style:style>
    <style:style style:name="P8" style:family="paragraph" style:parent-style-name="Heading_20_1">
      <style:text-properties officeooo:rsid="001e0ded" officeooo:paragraph-rsid="001e0ded"/>
    </style:style>
    <style:style style:name="P9" style:family="paragraph" style:parent-style-name="Heading_20_1">
      <style:text-properties officeooo:paragraph-rsid="001b1180"/>
    </style:style>
    <style:style style:name="T1" style:family="text">
      <style:text-properties officeooo:rsid="0018d8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118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<text:span text:style-name="T3">SDP</text:span> conformance teste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133_2016832955" text:style-name="Index_20_Link" text:visited-style-name="Index_20_Link">Run-Book<text:tab/>1</text:a></text:p>
          <text:p text:style-name="P5"><text:a xlink:type="simple" xlink:href="#__RefHeading__109_838155181" text:style-name="Index_20_Link" text:visited-style-name="Index_20_Link">Operation<text:tab/>1</text:a></text:p>
          <text:p text:style-name="P5"><text:a xlink:type="simple" xlink:href="#__RefHeading__113_2068313449" text:style-name="Index_20_Link" text:visited-style-name="Index_20_Link">Appendix<text:tab/>1</text:a></text:p>
          <text:p text:style-name="P6"><text:a xlink:type="simple" xlink:href="#__RefHeading__74_1507250672" text:style-name="Index_20_Link" text:visited-style-name="Index_20_Link">A. Colophon<text:tab/>1</text:a></text:p>
          <text:p text:style-name="P6"><text:a xlink:type="simple" xlink:href="#__RefHeading__76_1507250672" text:style-name="Index_20_Link" text:visited-style-name="Index_20_Link">B. Integration with Linux<text:tab/>3</text:a></text:p>
          <text:p text:style-name="P6"><text:a xlink:type="simple" xlink:href="#__RefHeading__78_1507250672" text:style-name="Index_20_Link" text:visited-style-name="Index_20_Link">C. Commands<text:tab/>4</text:a></text:p>
        </text:index-body>
      </text:table-of-content>
      <text:p text:style-name="Standard"/>
      <text:h text:style-name="P8" text:outline-level="1"><text:bookmark-start text:name="__RefHeading__133_2016832955"/>Run-Book<text:bookmark-end text:name="__RefHeading__133_2016832955"/></text:h>
      <text:p text:style-name="P4">conformance runbook for 0.0 build 5</text:p>
      <text:p text:style-name="P4"/>
      <text:p text:style-name="P4">set up as the CP</text:p>
      <text:p text:style-name="P4">set up the DUT as the PD</text:p>
      <text:p text:style-name="P4">configure the DUT e.g. for address 0, 9600 bps</text:p>
      <text:p text:style-name="P4">start the CP</text:p>
      <text:p text:style-name="P4">check status to make sure it's run at least 8 packets each way</text:p>
      <text:p text:style-name="P4">shell in</text:p>
      <text:p text:style-name="P4">cd to /opt/osdp-conformance/run/CP</text:p>
      <text:p text:style-name="P4">run the script:</text:p>
      <text:p text:style-name="P4"><text:s text:c="2"/>sudo /opt/osdp-conformance/bin/100-test-all</text:p>
      <text:p text:style-name="P4">retrieve the report from /opt/osdp-conformance/log/report.txt or the dated files the</text:p>
      <text:p text:style-name="P4"><text:s text:c="2"/>script places in the current directory.</text:p>
      <text:p text:style-name="P4"/>
      <text:p text:style-name="P4">check the "stderr" log file and open-osdp.log for anomalies and to conform behavior.</text:p>
      <text:p text:style-name="P4"/>
      <text:h text:style-name="P9" text:outline-level="1"><text:bookmark-start text:name="__RefHeading__113_2068313449"/>Appendix<text:bookmark-end text:name="__RefHeading__113_2068313449"/></text:h>
      <text:h text:style-name="Heading_20_2" text:outline-level="2"><text:bookmark-start text:name="__RefHeading__74_1507250672"/>A. Colophon<text:bookmark-end text:name="__RefHeading__74_1507250672"/></text:h>
      <text:p text:style-name="P7"><text:span text:style-name="T1">part of libosdp-conformance, see github.com/security-industry-association/libosd-conforma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3T11:34:15.017506645</dc:date>
    <meta:editing-duration>PT36M16S</meta:editing-duration>
    <meta:editing-cycles>9</meta:editing-cycles>
    <meta:generator>LibreOffice/5.2.7.2$Linux_X86_64 LibreOffice_project/20m0$Build-2</meta:generator>
    <meta:document-statistic meta:table-count="0" meta:image-count="0" meta:object-count="0" meta:page-count="1" meta:paragraph-count="25" meta:word-count="114" meta:character-count="750" meta:non-whitespace-character-count="657"/>
  </office:meta>
</office:document-meta>
</file>